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20420749543" calcext:value-type="float">
            <text:p>1.352042074954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4463281942811" calcext:value-type="float">
            <text:p>0.79446328194281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529967124429" calcext:value-type="float">
            <text:p>1.3952996712442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331422484791" calcext:value-type="float">
            <text:p>0.884331422484791</text:p>
          </table:table-cell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5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5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39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5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5" calcext:value-type="float">
            <text:p>0.009153867909307</text:p>
          </table:table-cell>
          <table:table-cell table:formula="of:=[.F13]*[.I15]" office:value-type="float" office:value="0.0306527713283343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39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5" calcext:value-type="float">
            <text:p>0.002578649136133</text:p>
          </table:table-cell>
          <table:table-cell table:formula="of:=[.D13]*[.G15]" office:value-type="float" office:value="0.0051572982722667" calcext:value-type="float">
            <text:p>0.005157298272267</text:p>
          </table:table-cell>
          <table:table-cell table:formula="of:=[.E13]*[.G15]" office:value-type="float" office:value="0.00257864913613335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7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59" calcext:value-type="float">
            <text:p>-0.007663192832084</text:p>
          </table:table-cell>
          <table:table-cell table:formula="of:=-[.$L$16]*[.G16]+[.$L$15]*[.G19]" office:value-type="float" office:value="-0.00860444938215332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8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8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4" calcext:value-type="float">
            <text:p>4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82013790037908" calcext:value-type="float">
            <text:p>0.982013790037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98201379003791" calcext:value-type="float">
            <text:p>0.798201379003791</text:p>
          </table:table-cell>
          <table:table-cell table:formula="of:=[.H9]*[.H5]+[.I5]*[.I9]" office:value-type="float" office:value="1.09640275800758" calcext:value-type="float">
            <text:p>1.0964027580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9589607251556" calcext:value-type="float">
            <text:p>0.689589607251556</text:p>
          </table:table-cell>
          <table:table-cell table:style-name="ce1" table:formula="of:=1/(1+EXP(-[.K10]))" office:value-type="float" office:value="0.749585484198447" calcext:value-type="float">
            <text:p>0.749585484198447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49" calcext:value-type="float">
            <text:p>0.967704535301549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69" calcext:value-type="float">
            <text:p>1.66463674616569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689589607251556" calcext:value-type="float">
            <text:p>0.689589607251556</text:p>
          </table:table-cell>
          <table:table-cell table:formula="of:=1/(1+EXP(-[.K10]))" office:value-type="float" office:value="0.749585484198447" calcext:value-type="float">
            <text:p>0.749585484198447</text:p>
          </table:table-cell>
          <table:table-cell table:style-name="ce1" table:formula="of:=[.C86]*[.B86]+[.C87]*[.C88]" office:value-type="float" office:value="1.01745633312164" calcext:value-type="float">
            <text:p>1.01745633312164000000</text:p>
          </table:table-cell>
          <table:table-cell table:formula="of:=TANH([.E86])" office:value-type="float" office:value="0.7688284557393" calcext:value-type="float">
            <text:p>0.7688284557393</text:p>
          </table:table-cell>
          <table:table-cell table:formula="of:=[.F86]*[.C89]" office:value-type="float" office:value="0.496597390779382" calcext:value-type="float">
            <text:p>0.496597390779382</text:p>
          </table:table-cell>
          <table:table-cell table:formula="of:=[.G86]/[.G91]" office:value-type="float" office:value="0.469404624141351" calcext:value-type="float">
            <text:p>0.46940462414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923955787934675" calcext:value-type="float">
            <text:p>0.923955787934675</text:p>
          </table:table-cell>
          <table:table-cell table:formula="of:=TANH([.E87])" office:value-type="float" office:value="0.727763423120701" calcext:value-type="float">
            <text:p>0.727763423120701</text:p>
          </table:table-cell>
          <table:table-cell table:formula="of:=[.F87]*[.D89]" office:value-type="float" office:value="0.561332943178816" calcext:value-type="float">
            <text:p>0.561332943178816</text:p>
          </table:table-cell>
          <table:table-cell table:formula="of:=[.G87]/[.G91]" office:value-type="float" office:value="0.530595375858649" calcext:value-type="float">
            <text:p>0.5305953758586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0579303339582" calcext:value-type="float">
            <text:p>1.05793033395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4:37:26.568270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04T19:33:19.856101330</dc:date>
    <meta:editing-duration>PT23H37M17S</meta:editing-duration>
    <meta:editing-cycles>9</meta:editing-cycles>
    <meta:document-statistic meta:table-count="3" meta:cell-count="422" meta:object-count="0"/>
  </office:meta>
</office:document-meta>
</file>